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434.86pt"/>
    </style:style>
    <style:style style:name="co4" style:family="table-column">
      <style:table-column-properties fo:break-before="auto" style:column-width="120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Gallons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Gallons/min</text:p>
          </table:table-cell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Cu-in/rev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Cu-in/Cu-in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Gal/Gal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ps/rev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-in/gal</text:p>
          </table:table-cell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2^32" office:value-type="float" office:value="4294967296" calcext:value-type="float">
            <text:p>42949672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Steps/sec</text:p>
          </table:table-cell>
          <table:table-cell table:formula="of:=[.C3]/60 * [.C8] / [.C4] * [.C7]" office:value-type="float" office:value="3500" calcext:value-type="float">
            <text:p>3500</text:p>
          </table:table-cell>
          <table:table-cell office:value-type="string" calcext:value-type="string">
            <text:p>Steps/Rev = (mGPM/60) * (mCu-in/gal) / (mGal/Gal) / (mCu-in/rev) * (Steps/Rev)</text:p>
          </table:table-cell>
          <table:table-cell office:value-type="string" calcext:value-type="string">
            <text:p>Total Steps/Sec Stackup</text:p>
          </table:table-cell>
          <table:table-cell table:formula="of:=[.C3] * [.C8]" office:value-type="float" office:value="577500" calcext:value-type="float">
            <text:p>577500</text:p>
          </table:table-cell>
          <table:table-cell office:value-type="string" calcext:value-type="string">
            <text:p>Steps/Rev = mGPM * Cu-in/gal * Steps/rev / mCu-in/rev / 60</text:p>
          </table:table-cell>
        </table:table-row>
        <table:table-row table:style-name="ro1">
          <table:table-cell/>
          <table:table-cell office:value-type="string" calcext:value-type="string">
            <text:p>Total Steps</text:p>
          </table:table-cell>
          <table:table-cell table:formula="of:= [.C2] * [.C8] / [.C4] * [.C7]" office:value-type="float" office:value="84000" calcext:value-type="float">
            <text:p>84000</text:p>
          </table:table-cell>
          <table:table-cell office:value-type="string" calcext:value-type="string">
            <text:p>Steps = (mGal) / (mGal/Gal) * (mCu-in/gal) / (mCu-in/rev) * (Steps/rev)</text:p>
          </table:table-cell>
          <table:table-cell/>
          <table:table-cell table:formula="of:=[.F12]*[.C7]" office:value-type="float" office:value="231000000" calcext:value-type="float">
            <text:p>231000000</text:p>
          </table:table-cell>
          <table:table-cell/>
        </table:table-row>
        <table:table-row table:style-name="ro1">
          <table:table-cell table:number-columns-repeated="5"/>
          <table:table-cell table:formula="of:=[.F13]/[.C4]" office:value-type="float" office:value="210000" calcext:value-type="float">
            <text:p>21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s/sec Blue</text:p>
          </table:table-cell>
          <table:table-cell table:formula="of:=ROUNDDOWN([.C12]*[.C10]/([.C10]+100))" office:value-type="float" office:value="2370" calcext:value-type="float">
            <text:p>2370</text:p>
          </table:table-cell>
          <table:table-cell table:number-columns-repeated="2"/>
          <table:table-cell table:formula="of:=[.F14]/60" office:value-type="float" office:value="3500" calcext:value-type="float">
            <text:p>35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s/sec Red</text:p>
          </table:table-cell>
          <table:table-cell table:formula="of:=ROUNDDOWN([.C12]*100/([.C10]+100))"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ck Steps/Sec</text:p>
          </table:table-cell>
          <table:table-cell table:formula="of:=[.C15]+[.C16]"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teps Blue</text:p>
          </table:table-cell>
          <table:table-cell table:formula="of:=[.C13]*[.C10]/([.C10]+100)" office:value-type="float" office:value="56903.2258064516" calcext:value-type="float">
            <text:p>56903.2258064516</text:p>
          </table:table-cell>
          <table:table-cell/>
          <table:table-cell office:value-type="string" calcext:value-type="string">
            <text:p>Total Steps Stackup</text:p>
          </table:table-cell>
          <table:table-cell table:formula="of:=[.C2]*[.C8]" office:value-type="float" office:value="231000" calcext:value-type="float">
            <text:p>231000</text:p>
          </table:table-cell>
          <table:table-cell office:value-type="string" calcext:value-type="string">
            <text:p>Steps = mGal * Cu-in/gal * Steps/rev / mCu-in/rev</text:p>
          </table:table-cell>
        </table:table-row>
        <table:table-row table:style-name="ro1">
          <table:table-cell/>
          <table:table-cell office:value-type="string" calcext:value-type="string">
            <text:p>Steps Red</text:p>
          </table:table-cell>
          <table:table-cell table:formula="of:=[.C13]*100/([.C10]+100)" office:value-type="float" office:value="27096.7741935484" calcext:value-type="float">
            <text:p>27096.7741935484</text:p>
          </table:table-cell>
          <table:table-cell table:number-columns-repeated="2"/>
          <table:table-cell table:formula="of:=[.F19]*400" office:value-type="float" office:value="92400000" calcext:value-type="float">
            <text:p>924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 Steps</text:p>
          </table:table-cell>
          <table:table-cell table:formula="of:=[.C19]+[.C20]" office:value-type="float" office:value="84000" calcext:value-type="float">
            <text:p>84000</text:p>
          </table:table-cell>
          <table:table-cell table:number-columns-repeated="2"/>
          <table:table-cell table:formula="of:=[.F20]/[.C4]" office:value-type="float" office:value="84000" calcext:value-type="float">
            <text:p>840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formula="of:=[.C19]/[.C20]" office:value-type="float" office:value="2.1" calcext:value-type="float">
            <text:p>2.1</text:p>
          </table:table-cell>
          <table:table-cell table:number-columns-repeated="5"/>
        </table:table-row>
        <table:table-row table:style-name="ro1">
          <table:table-cell/>
          <table:table-cell table:formula="of:=[.C10]/100" office:value-type="float" office:value="2.1" calcext:value-type="float">
            <text:p>2.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4:49:48.6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07-05T17:22:43.075000000</dc:date>
    <meta:editing-duration>PT21H24M</meta:editing-duration>
    <meta:editing-cycles>5</meta:editing-cycles>
    <meta:document-statistic meta:table-count="1" meta:cell-count="48" meta:object-count="0"/>
  </office:meta>
</office:document-meta>
</file>